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ViewTests.pathVarsOverrideStat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ViewTests.attributeCSVParsingIgnores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ViewTests.attributeCSVParsing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ViewTests.ignoresNu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iewTests.renderWithStaticAttributesNoColl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ViewTests.attributeCSVParsingIgnoresTrailing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ViewTests.attributeCSVParsing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iewTests.dynamicModelOverrides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ViewTests.dynamicModelOverridesStaticAttributesIfColl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ViewTests.checkContainsAll( Map expected , Map &lt; String , Object &gt;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ViewTests.attributeCSVParsingValidWithWeird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ViewTests.renderWithoutStat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View.TestView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iewTests.attributeCSVParsingIgnore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View.initApplicat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